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cm" fo:margin-bottom="0.265cm" style:contextual-spacing="false" fo:text-indent="0cm" style:auto-text-indent="false"/>
    </style:style>
    <style:style style:name="P3" style:family="paragraph" style:parent-style-name="Heading_20_3">
      <style:paragraph-properties fo:margin-left="0cm" fo:margin-right="0cm" fo:text-indent="0cm" style:auto-text-indent="false"/>
    </style:style>
    <style:style style:name="P4" style:family="paragraph" style:parent-style-name="Heading_20_4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65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8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0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6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8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P19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0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fo:language="en" fo:country="US" officeooo:rsid="001b3cfe"/>
    </style:style>
    <style:style style:name="T3" style:family="text">
      <style:text-properties officeooo:rsid="001b3cfe"/>
    </style:style>
    <style:style style:name="T4" style:family="text">
      <style:text-properties fo:language="ru" fo:country="RU" officeooo:rsid="001b3cf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T4">Пояснительная записка к проекту “shooter”</text:span></text:h>
      <text:h text:style-name="P3" text:outline-level="3">1. Введение</text:h>
      <text:p text:style-name="P6">Данная пояснительная записка описывает процесс разработки 2D игры “shooter” с использованием библиотеки PyGame, а также других необходимых библиотек Python. Целью проекта являлось создание полноценной игры с элементами геймплея, включающей в себя несколько экранов (меню, игра, настройки и т.д.), движение игрока, стрельбу, появление врагов, сбор очков, отображение жизней и опыта, а также управление ресурсами и настройками.</text:p>
      <text:h text:style-name="P3" text:outline-level="3">2. Обзор выполненных работ</text:h>
      <text:p text:style-name="P6">В рамках проекта были реализованы следующие ключевые элементы:</text:p>
      <text:h text:style-name="P4" text:outline-level="4">2.1. Структура проекта</text:h>
      <text:p text:style-name="P6">Проект структурирован на несколько модулей для обеспечения лучшей организации и читаемости кода:</text:p>
      <text:list text:style-name="L1">
        <text:list-item>
          <text:p text:style-name="P7"><text:span text:style-name="Strong_20_Emphasis"><text:span text:style-name="Source_20_Text"><text:span text:style-name="T1">sprites.py</text:span></text:span></text:span>: Содержит классы для всех игровых объектов (игрок, враги, пули, стены и т.д.).</text:p>
        </text:list-item>
        <text:list-item>
          <text:p text:style-name="P7"><text:span text:style-name="Strong_20_Emphasis"><text:span text:style-name="Source_20_Text"><text:span text:style-name="T1">scenes.py</text:span></text:span></text:span>: Содержит классы для управления экранами (меню, игра, настройки, экраны проигрыша и победы).</text:p>
        </text:list-item>
        <text:list-item>
          <text:p text:style-name="P7"><text:span text:style-name="Strong_20_Emphasis"><text:span text:style-name="Source_20_Text"><text:span text:style-name="T1">hub.py</text:span></text:span></text:span>: Содержит класс для управления общим ходом игры, переключения сцен, хранения настроек и основных игровых ресурсов.</text:p>
        </text:list-item>
        <text:list-item>
          <text:p text:style-name="P7"><text:span text:style-name="Strong_20_Emphasis"><text:span text:style-name="Source_20_Text"><text:span text:style-name="T1">main.py</text:span></text:span></text:span>: Основной файл запуска игры.</text:p>
        </text:list-item>
        <text:list-item>
          <text:p text:style-name="P7"><text:span text:style-name="Strong_20_Emphasis"><text:span text:style-name="Source_20_Text"><text:span text:style-name="T1">settings.ini</text:span></text:span></text:span>: Файл для хранения настроек игры.</text:p>
        </text:list-item>
        <text:list-item>
          <text:p text:style-name="P7"><text:span text:style-name="Strong_20_Emphasis"><text:span text:style-name="Source_20_Text"><text:span text:style-name="T1">img/</text:span></text:span></text:span>: Папка для хранения графических ресурсов (изображения).</text:p>
        </text:list-item>
        <text:list-item>
          <text:p text:style-name="P8"><text:span text:style-name="Strong_20_Emphasis"><text:span text:style-name="Source_20_Text"><text:span text:style-name="T1">music/</text:span></text:span></text:span>: Папка для хранения музыкальных ресурсов.</text:p>
        </text:list-item>
      </text:list>
      <text:h text:style-name="P4" text:outline-level="4">2.2. Реализация функциональных требований</text:h>
      <text:p text:style-name="P6">Были выполнены следующие функциональные требования:</text:p>
      <text:list text:style-name="L2">
        <text:list-item>
          <text:p text:style-name="P9"><text:span text:style-name="Strong_20_Emphasis">Игровое окно:</text:span></text:p>
          <text:list>
            <text:list-item>
              <text:p text:style-name="P9">Окно с разрешением 1080x720 пикселей и заголовком “I love cats!!!”.</text:p>
            </text:list-item>
          </text:list>
        </text:list-item>
        <text:list-item>
          <text:p text:style-name="P9"><text:span text:style-name="Strong_20_Emphasis">Сцены (экраны):</text:span></text:p>
          <text:list>
            <text:list-item>
              <text:p text:style-name="P9"><text:span text:style-name="Strong_20_Emphasis">Главное меню:</text:span></text:p>
              <text:list>
                <text:list-item>
                  <text:p text:style-name="P9">Кнопки “Играть”, “Настройки”, “Персонаж”, “Оружие”, “Выход” с переходами на соответствующие экраны.</text:p>
                </text:list-item>
              </text:list>
            </text:list-item>
            <text:list-item>
              <text:p text:style-name="P9"><text:span text:style-name="Strong_20_Emphasis">Экран игры:</text:span></text:p>
              <text:list>
                <text:list-item>
                  <text:p text:style-name="P9">Управление персонажем с помощью клавиш стрелок или WASD.</text:p>
                </text:list-item>
                <text:list-item>
                  <text:p text:style-name="P9">Стрельба по клику мыши.</text:p>
                </text:list-item>
                <text:list-item>
                  <text:p text:style-name="P9">Появление разных типов врагов (красные и синие).</text:p>
                </text:list-item>
                <text:list-item>
                  <text:p text:style-name="P9">Отображение жизней и опыта персонажа.</text:p>
                </text:list-item>
                <text:list-item>
                  <text:p text:style-name="P9">Отображение полосы здоровья у врагов.</text:p>
                </text:list-item>
                <text:list-item>
                  <text:p text:style-name="P9">Рандомно генерируемые стены.</text:p>
                </text:list-item>
              </text:list>
            </text:list-item>
            <text:list-item>
              <text:p text:style-name="P9"><text:span text:style-name="Strong_20_Emphasis">Экран настроек:</text:span></text:p>
              <text:list>
                <text:list-item>
                  <text:p text:style-name="P9"><text:soft-page-break/>Кнопка “Назад в меню”.</text:p>
                </text:list-item>
                <text:list-item>
                  <text:p text:style-name="P9">Реализация включения/выключения музыки с использованием чекбоксов.</text:p>
                </text:list-item>
              </text:list>
            </text:list-item>
            <text:list-item>
              <text:p text:style-name="P9"><text:span text:style-name="Strong_20_Emphasis">Экран выбора персонажа:</text:span></text:p>
              <text:list>
                <text:list-item>
                  <text:p text:style-name="P9">Кнопка “Назад в меню”.</text:p>
                </text:list-item>
              </text:list>
            </text:list-item>
            <text:list-item>
              <text:p text:style-name="P9"><text:span text:style-name="Strong_20_Emphasis">Экран выбора оружия:</text:span></text:p>
              <text:list>
                <text:list-item>
                  <text:p text:style-name="P9">Кнопка “Назад в меню”.</text:p>
                </text:list-item>
                <text:list-item>
                  <text:p text:style-name="P9">Выбор между пистолетом и выстрелом назад.</text:p>
                </text:list-item>
              </text:list>
            </text:list-item>
            <text:list-item>
              <text:p text:style-name="P9"><text:span text:style-name="Strong_20_Emphasis">Экран проигрыша:</text:span></text:p>
              <text:list>
                <text:list-item>
                  <text:p text:style-name="P9">Кнопки “Играть сначала” и “В меню”.</text:p>
                </text:list-item>
              </text:list>
            </text:list-item>
            <text:list-item>
              <text:p text:style-name="P9"><text:span text:style-name="Strong_20_Emphasis">Экран победы:</text:span></text:p>
              <text:list>
                <text:list-item>
                  <text:p text:style-name="P9">Кнопки “Играть сначала” и “В меню”.</text:p>
                </text:list-item>
              </text:list>
            </text:list-item>
          </text:list>
        </text:list-item>
        <text:list-item>
          <text:p text:style-name="P9"><text:span text:style-name="Strong_20_Emphasis">Игровой процесс:</text:span></text:p>
          <text:list>
            <text:list-item>
              <text:p text:style-name="P9">Движение игрока по нажатию клавиш.</text:p>
            </text:list-item>
            <text:list-item>
              <text:p text:style-name="P9">Стрельба пулями в направлении курсора мыши.</text:p>
            </text:list-item>
            <text:list-item>
              <text:p text:style-name="P9">Разные типы оружия (пистолет, выстрел назад).</text:p>
            </text:list-item>
            <text:list-item>
              <text:p text:style-name="P9">Нанесение урона пулями врагам и врагами игроку при столкновении.</text:p>
            </text:list-item>
            <text:list-item>
              <text:p text:style-name="P9">Заморозка синих мобов.</text:p>
            </text:list-item>
            <text:list-item>
              <text:p text:style-name="P9">Сбор опыта за уничтожение врагов.</text:p>
            </text:list-item>
            <text:list-item>
              <text:p text:style-name="P9">Победа при достижении 150 секунд игрового времени.</text:p>
            </text:list-item>
            <text:list-item>
              <text:p text:style-name="P9">Поражение при 0 жизнях игрока.</text:p>
            </text:list-item>
          </text:list>
        </text:list-item>
        <text:list-item>
          <text:p text:style-name="P9"><text:span text:style-name="Strong_20_Emphasis">Прочее:</text:span></text:p>
          <text:list>
            <text:list-item>
              <text:p text:style-name="P9">Фоновая музыка.</text:p>
            </text:list-item>
            <text:list-item>
              <text:p text:style-name="P9">Разные картинки для персонажа в зависимости от направления движения.</text:p>
            </text:list-item>
            <text:list-item>
              <text:p text:style-name="P9">Рандомная генерация стен и врагов.</text:p>
            </text:list-item>
            <text:list-item>
              <text:p text:style-name="P9">Обработка столкновений (с врагами, стенами).</text:p>
            </text:list-item>
            <text:list-item>
              <text:p text:style-name="P10">Удаление объектов, выходящих за пределы экрана.</text:p>
            </text:list-item>
          </text:list>
        </text:list-item>
      </text:list>
      <text:h text:style-name="P4" text:outline-level="4">2.3. Технические аспекты</text:h>
      <text:list text:style-name="L3">
        <text:list-item>
          <text:p text:style-name="P11"><text:span text:style-name="Strong_20_Emphasis">Язык программирования:</text:span> Python 3.x</text:p>
        </text:list-item>
        <text:list-item>
          <text:p text:style-name="P11"><text:span text:style-name="Strong_20_Emphasis">Используемые библиотеки:</text:span></text:p>
          <text:list>
            <text:list-item>
              <text:p text:style-name="P11">PyGame (графика, события).</text:p>
            </text:list-item>
            <text:list-item>
              <text:p text:style-name="P11">os (работа с файловой системой).</text:p>
            </text:list-item>
            <text:list-item>
              <text:p text:style-name="P11">datetime (отсчет времени).</text:p>
            </text:list-item>
            <text:list-item>
              <text:p text:style-name="P11">random (рандомные величины).</text:p>
            </text:list-item>
            <text:list-item>
              <text:p text:style-name="P11">math (тригонометрия, угол между объектами).</text:p>
            </text:list-item>
            <text:list-item>
              <text:p text:style-name="P11">configparser (чтение и запись ini файлов).</text:p>
            </text:list-item>
          </text:list>
        </text:list-item>
        <text:list-item>
          <text:p text:style-name="P11"><text:span text:style-name="Strong_20_Emphasis">Структура кода:</text:span></text:p>
          <text:list>
            <text:list-item>
              <text:p text:style-name="P11">Разделение на модули (спрайты, сцены, хаб).</text:p>
            </text:list-item>
            <text:list-item>
              <text:p text:style-name="P11">Использование классов для объектов.</text:p>
            </text:list-item>
            <text:list-item>
              <text:p text:style-name="P11">Адекватные названия переменных и функций.</text:p>
            </text:list-item>
            <text:list-item>
              <text:p text:style-name="P11">Комментарии в коде.</text:p>
            </text:list-item>
          </text:list>
        </text:list-item>
        <text:list-item>
          <text:p text:style-name="P11"><text:span text:style-name="Strong_20_Emphasis">Работа с ресурсами:</text:span></text:p>
          <text:list>
            <text:list-item>
              <text:p text:style-name="P11">Изображения хранятся в папке <text:span text:style-name="Source_20_Text"><text:span text:style-name="T1">img/</text:span></text:span>.</text:p>
            </text:list-item>
            <text:list-item>
              <text:p text:style-name="P11">Музыка хранится в папке <text:span text:style-name="Source_20_Text"><text:span text:style-name="T1">music/</text:span></text:span>.</text:p>
            </text:list-item>
          </text:list>
        </text:list-item>
        <text:list-item>
          <text:p text:style-name="P11"><text:soft-page-break/><text:span text:style-name="Strong_20_Emphasis">Хранение настроек игры:</text:span></text:p>
          <text:list>
            <text:list-item>
              <text:p text:style-name="P11">Хранение настроек в файле <text:span text:style-name="Source_20_Text"><text:span text:style-name="T1">settings.ini</text:span></text:span>.</text:p>
            </text:list-item>
          </text:list>
        </text:list-item>
        <text:list-item>
          <text:p text:style-name="P11"><text:span text:style-name="Strong_20_Emphasis">База данных:</text:span></text:p>
          <text:list>
            <text:list-item>
              <text:p text:style-name="P12">Хранение времени в формате .txt.</text:p>
            </text:list-item>
          </text:list>
        </text:list-item>
      </text:list>
      <text:h text:style-name="P3" text:outline-level="3">3. Реализация механики игры</text:h>
      <text:list text:style-name="L4">
        <text:list-item>
          <text:p text:style-name="P13"><text:span text:style-name="Strong_20_Emphasis">Таймеры:</text:span> Использование таймеров для управления временем игры, частотой появления врагов и других игровых событий.</text:p>
        </text:list-item>
        <text:list-item>
          <text:p text:style-name="P13"><text:span text:style-name="Strong_20_Emphasis">Обработка столкновений:</text:span> Использование коллизий между объектами, включая столкновения игрока с врагами и стенами, пули с врагами, для нанесения урона и отбрасывания.</text:p>
        </text:list-item>
        <text:list-item>
          <text:p text:style-name="P13"><text:span text:style-name="Strong_20_Emphasis">Заморозка:</text:span> Заморозка синих врагов с помощью определенного вида оружия.</text:p>
        </text:list-item>
        <text:list-item>
          <text:p text:style-name="P13"><text:span text:style-name="Strong_20_Emphasis">Урон:</text:span> Нанесение урона игроку и врагам при столкновении и попадании пули.</text:p>
        </text:list-item>
        <text:list-item>
          <text:p text:style-name="P13"><text:span text:style-name="Strong_20_Emphasis">Генерация:</text:span> Рандомная генерация стен, врагов.</text:p>
        </text:list-item>
        <text:list-item>
          <text:p text:style-name="P14"><text:span text:style-name="Strong_20_Emphasis">Интерфейс:</text:span> Отображение жизней/опыта игрока/врагов.</text:p>
        </text:list-item>
      </text:list>
      <text:h text:style-name="P3" text:outline-level="3">4. Проблемы и решения</text:h>
      <text:list text:style-name="L5">
        <text:list-item>
          <text:p text:style-name="P15"><text:span text:style-name="Strong_20_Emphasis">Проблема:</text:span> Сложности с реализацией заморозки мобов.</text:p>
          <text:list>
            <text:list-item>
              <text:p text:style-name="P15"><text:span text:style-name="Strong_20_Emphasis">Решение:</text:span> Разработан механизм, который отслеживает тип моба и позволяет замедлять его скорость.</text:p>
            </text:list-item>
          </text:list>
        </text:list-item>
        <text:list-item>
          <text:p text:style-name="P15"><text:span text:style-name="Strong_20_Emphasis">Проблема:</text:span> Разработка интерфейса экрана настроек.</text:p>
          <text:list>
            <text:list-item>
              <text:p text:style-name="P16"><text:span text:style-name="Strong_20_Emphasis">Решение:</text:span> Использованы чекбоксы для управления музыкой, а также сделаны кнопки.</text:p>
            </text:list-item>
          </text:list>
        </text:list-item>
      </text:list>
      <text:h text:style-name="P3" text:outline-level="3">5. Дальнейшие планы</text:h>
      <text:list text:style-name="L6">
        <text:list-item>
          <text:p text:style-name="P17">Добавить больше типов оружия.</text:p>
        </text:list-item>
        <text:list-item>
          <text:p text:style-name="P17">Расширить ассортимент врагов.</text:p>
        </text:list-item>
        <text:list-item>
          <text:p text:style-name="P17">Улучшить пользовательский интерфейс.</text:p>
        </text:list-item>
        <text:list-item>
          <text:p text:style-name="P17">Реализовать сохранение/загрузку прогресса.</text:p>
        </text:list-item>
        <text:list-item>
          <text:p text:style-name="P18">Добавить систему прокачки персонажа.</text:p>
        </text:list-item>
      </text:list>
      <text:h text:style-name="P3" text:outline-level="3">6. Вывод</text:h>
      <text:p text:style-name="P6">Проект “shooter” представляет собой функциональную 2D игру, отвечающую заданным требованиям. Была проведена работа по созданию различных игровых сцен, механик и интерфейсов. Несмотря на имеющиеся недоработки, которые будут устранены в будущем, в рамках данного проекта была получена игра, демонстрирующая применение ключевых концепций PyGame.</text:p>
      <text:h text:style-name="P3" text:outline-level="3">7. Приложение</text:h>
      <text:list text:style-name="L7">
        <text:list-item>
          <text:p text:style-name="P19"><text:span text:style-name="Strong_20_Emphasis">Ссылка на репозиторий GitHub:</text:span> [ЗДЕСЬ БУДЕТ ССЫЛКА НА РЕПОЗИТОРИЙ]</text:p>
        </text:list-item>
        <text:list-item>
          <text:p text:style-name="P19"><text:span text:style-name="Strong_20_Emphasis">Используемые ресурсы:</text:span></text:p>
          <text:list>
            <text:list-item>
              <text:p text:style-name="P19">Изображения (в папке <text:span text:style-name="Source_20_Text"><text:span text:style-name="T1">img/</text:span></text:span>).</text:p>
            </text:list-item>
            <text:list-item>
              <text:p text:style-name="P20">Звуки (в папке <text:span text:style-name="Source_20_Text"><text:span text:style-name="T1">music/</text:span></text:span>).</text:p>
            </text:list-item>
          </text:list>
        </text:list-item>
      </text:list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17:42:40.447000000</meta:creation-date>
    <dc:date>2025-02-03T18:02:55.710000000</dc:date>
    <meta:editing-duration>PT2H51M20S</meta:editing-duration>
    <meta:editing-cycles>5</meta:editing-cycles>
    <meta:generator>LibreOffice/24.2.0.3$Windows_X86_64 LibreOffice_project/da48488a73ddd66ea24cf16bbc4f7b9c08e9bea1</meta:generator>
    <meta:document-statistic meta:table-count="0" meta:image-count="0" meta:object-count="0" meta:page-count="3" meta:paragraph-count="101" meta:word-count="706" meta:character-count="4833" meta:non-whitespace-character-count="4313"/>
  </office:meta>
</office:document-meta>
</file>